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108C000007215A37F179.svm" manifest:media-type=""/>
  <manifest:file-entry manifest:full-path="Pictures/20000001000001D100000129A37F3893.svm" manifest:media-type=""/>
  <manifest:file-entry manifest:full-path="Pictures/20000001000001640000012D60A1FB1C.svm" manifest:media-type=""/>
  <manifest:file-entry manifest:full-path="Pictures/200000010000026E0000012D2B1C45BB.svm" manifest:media-type=""/>
  <manifest:file-entry manifest:full-path="Pictures/200000020000018B000000F2BFAD6F44.eps" manifest:media-type=""/>
  <manifest:file-entry manifest:full-path="Pictures/20000001000011240000056A8B70C052.svm" manifest:media-type=""/>
  <manifest:file-entry manifest:full-path="Pictures/200000010000016400000129B6113C1E.svm" manifest:media-type=""/>
  <manifest:file-entry manifest:full-path="Pictures/20000001000001CD0000012DBE74C9DE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latex§\begin{align*}&#10;V_{CC}&amp;=I_C R_C+V_{CE}+I_E R_E\\&#10;&amp;\approx I_C R_C +V_{CE}+I_C R_E\\&#10;V_{CE}&amp;=V_{CC}-I_C \left(R_C+R_E 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latex§\begin{align*}&#10;V_{BB}&amp;=V_{BE}+\left( I_B+I_C\right)R_E\\&#10;&amp;=V_{BE}+I_E R_E\\&#10;I_E&amp;=\frac{V_{BB}-V_{BE}}{R_E} \approx I_C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88cm" svg:height="3.301cm" svg:x="0.973cm" svg:y="0.39cm">
          <draw:image xlink:href="Pictures/200000020000018B000000F2BFAD6F44.eps" xlink:type="simple" xlink:show="embed" xlink:actuate="onLoad">
            <text:p/>
          </draw:image>
        </draw:frame>
        <draw:custom-shape draw:style-name="gr2" draw:text-style-name="P1" draw:layer="layout" svg:width="1.08cm" svg:height="2.248cm" svg:x="4.156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94cm" svg:height="1.17cm" svg:x="1.632cm" svg:y="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861cm" svg:y1="1.995cm" svg:x2="2.004cm" svg:y2="1.995cm">
          <text:p/>
        </draw:line>
        <draw:line draw:style-name="gr3" draw:text-style-name="P1" draw:layer="layout" svg:x1="4.723cm" svg:y1="0.715cm" svg:x2="4.611cm" svg:y2="0.715cm">
          <text:p/>
        </draw:line>
        <draw:frame draw:style-name="gr4" draw:text-style-name="P1" draw:layer="layout" svg:width="0.552cm" svg:height="0.36cm" svg:x="3.344cm" svg:y="0.719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7cm" svg:height="0.355cm" svg:x="3.381cm" svg:y="2.591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739cm" svg:height="0.365cm" svg:x="6.416cm" svg:y="1.805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0.241cm" svg:y="2.382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0.426cm" svg:height="0.36cm" svg:x="4.541cm" svg:y="1.569cm">
          <draw:image xlink:href="Pictures/20000001000001640000012D60A1FB1C.svm" xlink:type="simple" xlink:show="embed" xlink:actuate="onLoad">
            <text:p/>
          </draw:image>
        </draw:frame>
        <draw:frame draw:style-name="gr9" draw:text-style-name="P1" draw:layer="layout" svg:width="0.426cm" svg:height="0.355cm" svg:x="1.743cm" svg:y="2.33cm">
          <draw:image xlink:href="Pictures/200000010000016400000129B6113C1E.svm" xlink:type="simple" xlink:show="embed" xlink:actuate="onLoad">
            <text:p/>
          </draw:image>
        </draw:frame>
        <draw:frame draw:style-name="gr10" draw:text-style-name="P1" draw:layer="layout" svg:width="0.625cm" svg:height="0.3cm" svg:x="2.306cm" svg:y="2.137cm">
          <draw:image xlink:href="Pictures/20000001000002720000012D1FCF2084.svm" xlink:type="simple" xlink:show="embed" xlink:actuate="onLoad">
            <text:p/>
          </draw:image>
        </draw:frame>
        <draw:frame draw:style-name="gr11" draw:text-style-name="P2" draw:layer="layout" svg:width="0.748cm" svg:height="0.725cm" svg:x="2.149cm" svg:y="1.604cm">
          <draw:text-box>
            <text:p text:style-name="P2">+</text:p>
          </draw:text-box>
        </draw:frame>
        <draw:frame draw:style-name="gr11" draw:text-style-name="P2" draw:layer="layout" svg:width="0.642cm" svg:height="0.725cm" svg:x="2.414cm" svg:y="2.22cm">
          <draw:text-box>
            <text:p text:style-name="P2">-</text:p>
          </draw:text-box>
        </draw:frame>
        <draw:frame draw:style-name="gr12" draw:text-style-name="P1" draw:layer="layout" svg:width="0.745cm" svg:height="0.365cm" svg:x="3.209cm" svg:y="1.643cm">
          <draw:image xlink:href="Pictures/200000010000026E00000131C72237C2.svm" xlink:type="simple" xlink:show="embed" xlink:actuate="onLoad">
            <text:p/>
          </draw:image>
        </draw:frame>
        <draw:frame draw:style-name="gr11" draw:text-style-name="P2" draw:layer="layout" svg:width="0.748cm" svg:height="0.725cm" svg:x="3.207cm" svg:y="1.076cm">
          <draw:text-box>
            <text:p text:style-name="P2">+</text:p>
          </draw:text-box>
        </draw:frame>
        <draw:frame draw:style-name="gr11" draw:text-style-name="P2" draw:layer="layout" svg:width="0.642cm" svg:height="0.725cm" svg:x="3.26cm" svg:y="1.91cm">
          <draw:text-box>
            <text:p text:style-name="P2">-</text:p>
          </draw:text-box>
        </draw:frame>
        <draw:frame draw:style-name="gr13" draw:text-style-name="P1" draw:layer="layout" svg:width="3.51cm" svg:height="1.108cm" svg:x="9.133cm" svg:y="2.581cm">
          <draw:image xlink:href="Pictures/20000001000011240000056A8B70C052.svm" xlink:type="simple" xlink:show="embed" xlink:actuate="onLoad">
            <text:p/>
          </draw:image>
        </draw:frame>
        <draw:frame draw:style-name="gr14" draw:text-style-name="P1" draw:layer="layout" svg:width="3.388cm" svg:height="1.459cm" svg:x="9.133cm" svg:y="0.349cm">
          <draw:image xlink:href="Pictures/200000010000108C000007215A37F1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1T19:55:24</dc:date>
    <dc:creator>kkk </dc:creator>
    <meta:editing-duration>PT19M8S</meta:editing-duration>
    <meta:editing-cycles>2</meta:editing-cycles>
    <meta:generator>LibreOffice/3.3$Linux LibreOffice_project/330m19$Build-401</meta:generator>
    <meta:document-statistic meta:object-count="19"/>
  </office:meta>
</office:document-meta>
</file>